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2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/>
      <style:text-properties style:font-name="Arial" style:font-name-asian="Noto Sans CJK SC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number-columns-repeated="4" table:default-cell-style-name="ce1"/>
        <table:table-column table:style-name="co4" table:number-columns-repeated="1018" table:default-cell-style-name="ce1"/>
        <table:table-row table:style-name="ro2">
          <table:table-cell table:style-name="Default" office:value-type="string">
            <text:p>Folder</text:p>
          </table:table-cell>
          <table:table-cell table:style-name="Default" office:value-type="string">
            <text:p>Dimension</text:p>
          </table:table-cell>
          <table:table-cell table:style-name="Default" office:value-type="string">
            <text:p>Orig Filename</text:p>
          </table:table-cell>
          <table:table-cell table:style-name="Default" office:value-type="string">
            <text:p>Scaled Sizes</text:p>
          </table:table-cell>
          <table:table-cell table:style-name="Default" office:value-type="string">
            <text:p>Page Used</text:p>
          </table:table-cell>
          <table:table-cell table:style-name="Default" office:value-type="string">
            <text:p>Location</text:p>
          </table:table-cell>
          <table:table-cell table:style-name="Default" table:number-columns-repeated="1018"/>
        </table:table-row>
        <table:table-row table:style-name="ro2">
          <table:table-cell office:value-type="string">
            <text:p>May 2019</text:p>
          </table:table-cell>
          <table:table-cell office:value-type="string">
            <text:p>2048x1152</text:p>
          </table:table-cell>
          <table:table-cell office:value-type="string">
            <text:p>IMG_7947.jpg</text:p>
          </table:table-cell>
          <table:table-cell office:value-type="string">
            <text:p>1500x850</text:p>
          </table:table-cell>
          <table:table-cell office:value-type="string">
            <text:p>index</text:p>
          </table:table-cell>
          <table:table-cell office:value-type="string">
            <text:p>welcom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7963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864</text:p>
          </table:table-cell>
          <table:table-cell office:value-type="string">
            <text:p>IMG_7968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06</text:p>
          </table:table-cell>
          <table:table-cell office:value-type="string">
            <text:p>IMG_7984.jpg</text:p>
          </table:table-cell>
          <table:table-cell office:value-type="string">
            <text:p>1500x850</text:p>
          </table:table-cell>
          <table:table-cell office:value-type="string">
            <text:p>consign w/Us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2048x1154</text:p>
          </table:table-cell>
          <table:table-cell table:style-name="Default" office:value-type="string">
            <text:p>IMG_7988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8005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Default" office:value-type="string">
            <text:p>2048x1010</text:p>
          </table:table-cell>
          <table:table-cell table:style-name="Default" office:value-type="string">
            <text:p>IMG_8009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08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20.jpg</text:p>
          </table:table-cell>
          <table:table-cell office:value-type="string">
            <text:p>1500x850</text:p>
          </table:table-cell>
          <table:table-cell office:value-type="string">
            <text:p>index</text:p>
          </table:table-cell>
          <table:table-cell office:value-type="string">
            <text:p>welcom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29.jpg</text:p>
          </table:table-cell>
          <table:table-cell office:value-type="string">
            <text:p>1500x850</text:p>
          </table:table-cell>
          <table:table-cell office:value-type="string">
            <text:p>index</text:p>
          </table:table-cell>
          <table:table-cell office:value-type="string">
            <text:p>welcom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20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32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39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53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62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70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94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97.jpg</text:p>
          </table:table-cell>
          <table:table-cell office:value-type="string">
            <text:p>1500x850</text:p>
          </table:table-cell>
          <table:table-cell office:value-type="string">
            <text:p>index</text:p>
          </table:table-cell>
          <table:table-cell office:value-type="string">
            <text:p>store info container</text:p>
          </table:table-cell>
          <table:table-cell table:number-columns-repeated="1018"/>
        </table:table-row>
        <table:table-row table:style-name="ro2">
          <table:table-cell office:value-type="string">
            <text:p>February-3rd-round</text:p>
          </table:table-cell>
          <table:table-cell office:value-type="string">
            <text:p>6000x3149</text:p>
          </table:table-cell>
          <table:table-cell office:value-type="string">
            <text:p>IMG_4222.jpg</text:p>
          </table:table-cell>
          <table:table-cell office:value-type="string">
            <text:p>1500x850</text:p>
          </table:table-cell>
          <table:table-cell office:value-type="string">
            <text:p>about us</text:p>
          </table:table-cell>
          <table:table-cell office:value-type="string">
            <text:p>background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5487x3860</text:p>
          </table:table-cell>
          <table:table-cell office:value-type="string">
            <text:p>IMG_4264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5581x4000</text:p>
          </table:table-cell>
          <table:table-cell office:value-type="string">
            <text:p>IMG_4267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5129x3754</text:p>
          </table:table-cell>
          <table:table-cell office:value-type="string">
            <text:p>IMG_4302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4863x2894</text:p>
          </table:table-cell>
          <table:table-cell office:value-type="string">
            <text:p>IMG_4356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64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4796x3661</text:p>
          </table:table-cell>
          <table:table-cell office:value-type="string">
            <text:p>IMG_4367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4000x6000</text:p>
          </table:table-cell>
          <table:table-cell table:style-name="Default" office:value-type="string">
            <text:p>IMG_4374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83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88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office:value-type="string">
            <text:p>February-2nd-round</text:p>
          </table:table-cell>
          <table:table-cell office:value-type="string">
            <text:p>5348x2597</text:p>
          </table:table-cell>
          <table:table-cell office:value-type="string">
            <text:p>IMG_3887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3918x4000</text:p>
          </table:table-cell>
          <table:table-cell office:value-type="string">
            <text:p>IMG_3917.jpg</text:p>
          </table:table-cell>
          <table:table-cell office:value-type="string">
            <text:p>800x500</text:p>
          </table:table-cell>
          <table:table-cell office:value-type="string">
            <text:p>consign w/Us</text:p>
          </table:table-cell>
          <table:table-cell office:value-type="string">
            <text:p>imag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4909x3787</text:p>
          </table:table-cell>
          <table:table-cell office:value-type="string">
            <text:p>IMG_3932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3517x5502</text:p>
          </table:table-cell>
          <table:table-cell table:style-name="Default" office:value-type="string">
            <text:p>IMG_3934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5042x3568</text:p>
          </table:table-cell>
          <table:table-cell office:value-type="string">
            <text:p>IMG_3967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office:value-type="string">
            <text:p>February 2019</text:p>
          </table:table-cell>
          <table:table-cell office:value-type="string">
            <text:p>2048x1365</text:p>
          </table:table-cell>
          <table:table-cell office:value-type="string">
            <text:p>IMG_3498.jpg</text:p>
          </table:table-cell>
          <table:table-cell office:value-type="string">
            <text:p>1500x850</text:p>
          </table:table-cell>
          <table:table-cell office:value-type="string">
            <text:p>index</text:p>
          </table:table-cell>
          <table:table-cell office:value-type="string">
            <text:p>welcom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10.jpg</text:p>
          </table:table-cell>
          <table:table-cell office:value-type="string">
            <text:p>1500x850</text:p>
          </table:table-cell>
          <table:table-cell office:value-type="string">
            <text:p>auction portal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28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39.jpg</text:p>
          </table:table-cell>
          <table:table-cell office:value-type="string">
            <text:p>1500x850</text:p>
          </table:table-cell>
          <table:table-cell office:value-type="string">
            <text:p>consign guidelines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41.jpg</text:p>
          </table:table-cell>
          <table:table-cell office:value-type="string">
            <text:p>1500x850</text:p>
          </table:table-cell>
          <table:table-cell office:value-type="string">
            <text:p>about us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2048x1365</text:p>
          </table:table-cell>
          <table:table-cell office:value-type="string">
            <text:p>IMG_3570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577.jpg</text:p>
          </table:table-cell>
          <table:table-cell office:value-type="string">
            <text:p>800x500</text:p>
          </table:table-cell>
          <table:table-cell office:value-type="string">
            <text:p>consign w/Us</text:p>
          </table:table-cell>
          <table:table-cell office:value-type="string">
            <text:p>imag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08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615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29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31.jpg</text:p>
          </table:table-cell>
          <table:table-cell office:value-type="string">
            <text:p>800x500</text:p>
          </table:table-cell>
          <table:table-cell office:value-type="string">
            <text:p>consign w/Us</text:p>
          </table:table-cell>
          <table:table-cell office:value-type="string">
            <text:p>image container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1365x2048</text:p>
          </table:table-cell>
          <table:table-cell table:style-name="Default" office:value-type="string">
            <text:p>IMG_3637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office:value-type="string">
            <text:p>April 2019</text:p>
          </table:table-cell>
          <table:table-cell office:value-type="string">
            <text:p>2048x1365</text:p>
          </table:table-cell>
          <table:table-cell office:value-type="string">
            <text:p>IMG_6685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695.jpg</text:p>
          </table:table-cell>
          <table:table-cell office:value-type="string">
            <text:p>1500x850</text:p>
          </table:table-cell>
          <table:table-cell office:value-type="string">
            <text:p>schedule appt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05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15.jpg</text:p>
          </table:table-cell>
          <table:table-cell office:value-type="string">
            <text:p>1500x850</text:p>
          </table:table-cell>
          <table:table-cell office:value-type="string">
            <text:p>schedule appt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47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48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50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62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1365x2048</text:p>
          </table:table-cell>
          <table:table-cell table:style-name="Default" office:value-type="string">
            <text:p>IMG_7297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7302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 office:value-type="string">
            <text:p>7-19-19-upload</text:p>
          </table:table-cell>
          <table:table-cell office:value-type="string">
            <text:p>2048x1152</text:p>
          </table:table-cell>
          <table:table-cell office:value-type="string">
            <text:p>IMG_0703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0708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0713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0734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0738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0751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0761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2048x1152</text:p>
          </table:table-cell>
          <table:table-cell office:value-type="string">
            <text:p>IMG_0790.jpg</text:p>
          </table:table-cell>
          <table:table-cell office:value-type="string">
            <text:p>800x500</text:p>
          </table:table-cell>
          <table:table-cell office:value-type="string">
            <text:p>schedule appt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2048x1152</text:p>
          </table:table-cell>
          <table:table-cell office:value-type="string">
            <text:p>IMG_0835.jpg</text:p>
          </table:table-cell>
          <table:table-cell office:value-type="string">
            <text:p>800x500</text:p>
          </table:table-cell>
          <table:table-cell office:value-type="string">
            <text:p>schedule appt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2048x1152</text:p>
          </table:table-cell>
          <table:table-cell office:value-type="string">
            <text:p>IMG_0862.jpg</text:p>
          </table:table-cell>
          <table:table-cell office:value-type="string">
            <text:p>800x500</text:p>
          </table:table-cell>
          <table:table-cell office:value-type="string">
            <text:p>schedule appt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0866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0888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-28-19-upload</text:p>
          </table:table-cell>
          <table:table-cell table:style-name="Default" office:value-type="string">
            <text:p>2048x1152</text:p>
          </table:table-cell>
          <table:table-cell table:style-name="Default" office:value-type="string">
            <text:p>IMG_1516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3">
          <table:table-cell/>
          <table:table-cell office:value-type="string">
            <text:p>2048x1152</text:p>
          </table:table-cell>
          <table:table-cell office:value-type="string">
            <text:p>IMG_1525.jpg</text:p>
          </table:table-cell>
          <table:table-cell office:value-type="string">
            <text:p>800x500</text:p>
          </table:table-cell>
          <table:table-cell office:value-type="string">
            <text:p>schedule appt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1537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3">
          <table:table-cell/>
          <table:table-cell office:value-type="string">
            <text:p>2048x1152</text:p>
          </table:table-cell>
          <table:table-cell office:value-type="string">
            <text:p>IMG_1547.jpg</text:p>
          </table:table-cell>
          <table:table-cell office:value-type="string">
            <text:p>800x500</text:p>
          </table:table-cell>
          <table:table-cell office:value-type="string">
            <text:p>schedule appt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1557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3">
          <table:table-cell/>
          <table:table-cell office:value-type="string">
            <text:p>2048x1152</text:p>
          </table:table-cell>
          <table:table-cell office:value-type="string">
            <text:p>IMG_1585.jpg</text:p>
          </table:table-cell>
          <table:table-cell office:value-type="string">
            <text:p>800x500</text:p>
          </table:table-cell>
          <table:table-cell office:value-type="string">
            <text:p>schedule appt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1604.jpg</text:p>
          </table:table-cell>
          <table:table-cell office:value-type="string">
            <text:p>800x500</text:p>
          </table:table-cell>
          <table:table-cell office:value-type="string">
            <text:p>auction portal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office:value-type="string">
            <text:p>10-22-19-upload</text:p>
          </table:table-cell>
          <table:table-cell office:value-type="string">
            <text:p>6000x3376</text:p>
          </table:table-cell>
          <table:table-cell office:value-type="string">
            <text:p>IMG_2471.jpg</text:p>
          </table:table-cell>
          <table:table-cell office:value-type="string">
            <text:p>800x500</text:p>
          </table:table-cell>
          <table:table-cell office:value-type="string">
            <text:p>auction portal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6000x3376</text:p>
          </table:table-cell>
          <table:table-cell office:value-type="string">
            <text:p>IMG_2477.jpg</text:p>
          </table:table-cell>
          <table:table-cell office:value-type="string">
            <text:p>800x500</text:p>
          </table:table-cell>
          <table:table-cell office:value-type="string">
            <text:p>auction portal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6000x3376</text:p>
          </table:table-cell>
          <table:table-cell office:value-type="string">
            <text:p>IMG_2481.jpg</text:p>
          </table:table-cell>
          <table:table-cell office:value-type="string">
            <text:p>800x500</text:p>
          </table:table-cell>
          <table:table-cell office:value-type="string">
            <text:p>auction portal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6000x3376</text:p>
          </table:table-cell>
          <table:table-cell office:value-type="string">
            <text:p>IMG_2480.jpg</text:p>
          </table:table-cell>
          <table:table-cell office:value-type="string">
            <text:p>800x500</text:p>
          </table:table-cell>
          <table:table-cell office:value-type="string">
            <text:p>auction portal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6000x3376</text:p>
          </table:table-cell>
          <table:table-cell office:value-type="string">
            <text:p>IMG_2489.jpg</text:p>
          </table:table-cell>
          <table:table-cell office:value-type="string">
            <text:p>800x500</text:p>
          </table:table-cell>
          <table:table-cell office:value-type="string">
            <text:p>auction portal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6000x3376</text:p>
          </table:table-cell>
          <table:table-cell office:value-type="string">
            <text:p>IMG_2511.jpg</text:p>
          </table:table-cell>
          <table:table-cell office:value-type="string">
            <text:p>800x500</text:p>
          </table:table-cell>
          <table:table-cell office:value-type="string">
            <text:p>location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6000x3376</text:p>
          </table:table-cell>
          <table:table-cell table:style-name="Default" office:value-type="string">
            <text:p>IMG_2513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1">06/21/2020</text:date>, <text:time>15:4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Greeott</meta:initial-creator>
    <meta:creation-date>2020-06-20T15:08:25</meta:creation-date>
    <dc:date>2020-06-21T15:46:45</dc:date>
    <dc:creator>Rick Greeott</dc:creator>
    <meta:editing-duration>PT10H59M50S</meta:editing-duration>
    <meta:editing-cycles>11</meta:editing-cycles>
    <meta:generator>OpenOffice/4.1.2$Unix OpenOffice.org_project/412m3$Build-9782</meta:generator>
    <meta:document-statistic meta:table-count="3" meta:cell-count="389" meta:object-count="0"/>
  </office:meta>
</office:document-meta>
</file>